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838436880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838790496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68684913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717817408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change-start text:change-id="ct838436880"/>Introduction (Informative)</text:h>
      <text:p text:style-name="Standard">This specification describes ..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/>
      <text:p text:style-name="Standard"/>
      <text:p text:style-name="Standard"/>
      <text:p text:style-name="P1"><text:change-end text:change-id="ct838436880"/><text:change text:change-id="ct838790496"/><text:change-start text:change-id="ct717817408"/>Below this is just a collection of pieces from other docs right now.<text:change-end text:change-id="ct7178174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589645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6583704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58964528"/><text:change-start text:change-id="ct565837040"/>OpenLCB-TCP Segment Transfer Standard<text:change-end text:change-id="ct565837040"/></text:p>
      </style:header>
      <style:footer>
        <text:tracked-changes>
          <text:changed-region text:id="ct5643295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62764838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5163838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64329584"/><text:change-start text:change-id="ct627648384"/><text:span text:style-name="MT2">Copyright 2010, by J. Day, D. Harris, B. Jacobsen, and A. Shepherd</text:span><text:change-end text:change-id="ct627648384"/><text:change text:change-id="ct55163838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8T22:11:59">10/8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83727227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1661886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9636512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522380880">
            <text:deletion>
              <office:change-info>
                <dc:creator>Bob Jacobsen</dc:creator>
                <dc:date>2010-10-08T22:11:00</dc:date>
              </office:change-info>
              <text:p text:style-name="MP7">(title)</text:p>
            </text:deletion>
          </text:changed-region>
          <text:changed-region text:id="ct744298880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71686419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63743347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6694474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1654081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37272272"/><text:change-start text:change-id="ct716618864"/>OpenLCB St<text:change-end text:change-id="ct716618864"/><text:change-start text:change-id="ct669636512"/>andard<text:change-end text:change-id="ct66963651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22380880"/><text:change-start text:change-id="ct744298880"/>OpenLCB-TCP Segment Transfer<text:change-end text:change-id="ct7442988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16864192"/><text:change-start text:change-id="ct637433472"/><text:date style:data-style-name="N37" text:date-value="2010-10-08T17:19:56" text:fixed="true">10/08/10</text:date><text:change-end text:change-id="ct637433472"/></text:p>
            </table:table-cell>
            <table:table-cell table:style-name="Table1.C1" office:value-type="string">
              <text:p text:style-name="MP7"><text:change text:change-id="ct669447408"/><text:change-start text:change-id="ct716540816"/>Draft<text:change-end text:change-id="ct716540816"/></text:p>
            </table:table-cell>
          </table:table-row>
        </table:table>
        <text:p text:style-name="Header"/>
      </style:header>
      <style:footer>
        <text:tracked-changes>
          <text:changed-region text:id="ct56601076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589644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6534704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66010768"/><text:change-start text:change-id="ct558964416"/><text:span text:style-name="MT5">10</text:span><text:change-end text:change-id="ct558964416"/><text:span text:style-name="MT5">, by J. Day, D. Harris, B. Jacobsen, </text:span><text:change text:change-id="ct56534704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08T22:11:59">10/8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1</meta:editing-cycles>
    <meta:editing-duration>PT11H35M52S</meta:editing-duration>
    <meta:generator>OpenOffice.org/3.2$Unix OpenOffice.org_project/320m18$Build-9502</meta:generator>
    <dc:date>2010-10-08T22:11:59</dc:date>
    <dc:creator>Bob Jacobsen</dc:creator>
    <meta:document-statistic meta:table-count="1" meta:image-count="1" meta:object-count="0" meta:page-count="2" meta:paragraph-count="34" meta:word-count="251" meta:character-count="1583"/>
    <meta:user-defined meta:name="Info 1"/>
    <meta:user-defined meta:name="Info 2"/>
    <meta:user-defined meta:name="Info 3"/>
    <meta:user-defined meta:name="Info 4"/>
  </office:meta>
</office:document-meta>
</file>